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Trên TT-seq2 có RNA spike in nhưng count và merge bam, split bam file đều ko có gì cả --&gt; đổi dấu hyphen thành underscore cũng vẫn ko được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6:39:27.563229581</meta:creation-date>
    <dc:date>2021-12-16T16:01:20.304800681</dc:date>
    <meta:editing-duration>PT23H21M52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1" meta:word-count="31" meta:character-count="140" meta:non-whitespace-character-count="111"/>
  </office:meta>
</office:document-meta>
</file>